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9.23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0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ackground-color="#dddddd" fo:wrap-option="wrap" fo:border="0.74pt solid #000000"/>
    </style:style>
    <style:style style:name="ce4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00a933" fo:border="0.74pt solid #000000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ackground-color="#00a933" fo:wrap-option="wrap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37">
      <style:table-cell-properties fo:wrap-option="wrap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fo:background-color="#f10d0c"/>
    </style:style>
    <style:style style:name="ce16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e0c2c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БЛОК РЕГИСТРАЦИЯ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>
            <text:p>прекондшин</text:p>
          </table:table-cell>
          <table:table-cell table:style-name="ce8" office:value-type="string" calcext:value-type="string">
            <text:p>регистрация с помощью Гугл</text:p>
          </table:table-cell>
          <table:table-cell table:number-columns-repeated="4"/>
          <table:table-cell office:value-type="string" calcext:value-type="string">
            <text:p>блок обучения советов</text:p>
          </table:table-cell>
        </table:table-row>
        <table:table-row table:style-name="ro2">
          <table:table-cell table:style-name="ce3" office:value-type="string" calcext:value-type="string">
            <text:p>акаунт гугл  логин test08042023@gmail.com</text:p>
            <text:p>пароль TestTest!</text:p>
          </table:table-cell>
          <table:table-cell table:style-name="ce2" office:value-type="string" calcext:value-type="string">
            <text:p>1. нажать на кнопку Sign UP</text:p>
            <text:p>2.нажать на кнопку регистрация с помощью Гугл</text:p>
            <text:p>3. ввести логин от гугл акаунта</text:p>
            <text:p>4. ввести пароль от гугл аккаунта</text:p>
            <text:p>Assert pseudo=== name</text:p>
            <text:p><text:span text:style-name="T1">5. Согласиться ником и поставить галочку</text:span></text:p>
            <text:p><text:span text:style-name="T1">Assert without checkbox ==</text:span></text:p>
            <text:p><text:span text:style-name="T1">6. заполняем страну- Вьетнам.</text:span></text:p>
            <text:p><text:span text:style-name="T1">7. выбираем селекторы хочу жить и национальность</text:span></text:p>
            <text:p><text:span text:style-name="T1">8. Пдвержаем инфо</text:span></text:p>
            <text:p><text:span text:style-name="T1">9. ждем 15 секунд и попадаем на главную страницу</text:span></text:p>
          </table:table-cell>
          <table:table-cell table:number-columns-repeated="4"/>
          <table:table-cell office:value-type="string" calcext:value-type="string">
            <text:p>1. Фильтры  1 шаг нажать кновку Некст</text:p>
            <text:p>2. Типы постов убрать 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переход на страницу с настройкой фильтров и советов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Start tour button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1. Фильтры  1 шаг нажать кновку Некст</text:p>
            <text:p/>
          </table:table-cell>
          <table:table-cell office:value-type="string" calcext:value-type="string">
            <text:p>ассер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of post, нажать нех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ve <text:s text:c="5"/>nex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Больше опций нажать некс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 спрятать пост нажать i got 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it 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входв аккаунт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1.click LOGIN</text:p>
            <text:p>2. input login and password</text:p>
            <text:p>3. click submit</text:p>
          </table:table-cell>
          <table:table-cell office:value-type="string" calcext:value-type="string">
            <text:p>assert <text:s/>MY timeline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БЛОК My timelineFilter </text:p>
            <text:p/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Зарегестрированый ЮЗЕР</text:p>
          </table:table-cell>
          <table:table-cell table:style-name="ce7" office:value-type="string" calcext:value-type="string">
            <text:p>Проверка снятия фильтров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1. нажать кнопку фильтр</text:p>
            <text:p>2. снимаем галочку с фильтра </text:p>
            <text:p/>
            <text:p>Подумаь может реализовтаь это через клас ФИЛЬТР</text:p>
          </table:table-cell>
          <table:table-cell table:style-name="ce12" office:value-type="string" calcext:value-type="string">
            <text:p>ассерт что галочка снята по class="icheckbox_flat-green che....…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Проверка снятия всех фильтров</text:p>
          </table:table-cell>
          <table:table-cell table:style-name="ce13"/>
          <table:table-cell table:number-columns-repeated="4"/>
        </table:table-row>
        <table:table-row table:style-name="ro3">
          <table:table-cell/>
          <table:table-cell office:value-type="string" calcext:value-type="string">
            <text:p>1. снять галочки со всех чекбоксов</text:p>
            <text:p>2. нажать сайве</text:p>
          </table:table-cell>
          <table:table-cell table:style-name="ce12" office:value-type="string" calcext:value-type="string">
            <text:p>ассерт что выскакивает месадже что так нельзя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Проверка снятия всех фильтров2</text:p>
          </table:table-cell>
          <table:table-cell table:style-name="ce12"/>
          <table:table-cell table:number-columns-repeated="4"/>
        </table:table-row>
        <table:table-row table:style-name="ro5">
          <table:table-cell/>
          <table:table-cell table:style-name="ce20" office:value-type="string" calcext:value-type="string">
            <text:p><text:span text:style-name="T1">1. Проверка снятия фильтров</text:span></text:p>
            <text:p><text:span text:style-name="T1">3. поставить галочку в чекбоксе</text:span></text:p>
            <text:p><text:span text:style-name="T1">4. нажать на…</text:span></text:p>
            <text:p><text:span text:style-name="T1">5. Нажать наХ </text:span></text:p>
          </table:table-cell>
          <table:table-cell table:style-name="ce12" office:value-type="string" calcext:value-type="string">
            <text:p>ассерт грустный смайл и надпись</text:p>
            <text:p> И вывести надпись что посмотреть БЛ там можно тут нельзя</text:p>
          </table:table-cell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Проверка соответсвия чек боксов иинформации на странице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Проверка снятия фильтров (снятие всех галочек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поставить галочку в чекбоксе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 вывести список всех объектов (li)</text:p>
          </table:table-cell>
          <table:table-cell office:value-type="string" calcext:value-type="string">
            <text:p>ассерт что дата тайп всех обеъктов соответсвует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проверка чтовсе иконки переносят настаницу профил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 В фильтрах убрать новых мемберов</text:p>
          </table:table-cell>
          <table:table-cell table:number-columns-repeated="5"/>
        </table:table-row>
        <table:table-row table:style-name="ro4">
          <table:table-cell/>
          <table:table-cell table:style-name="ce12" office:value-type="string" calcext:value-type="string">
            <text:p>2. вывести элементы id="timeline-content" → class="timeline-item" → href="<text:a xlink:href="https://www.expat.com/redirect.php?href=https%3A%2F%2Fwww.expat.com%2Fforum%2Fprofile.php%3Fid%25" xlink:type="simple">https://www.expat.com/redirect.php?href=https%3A%2F%2Fwww.expat.com%2Fforum%2Fprofile.php%3Fid%</text:a></text:p>
          </table:table-cell>
          <table:table-cell office:value-type="string" calcext:value-type="string">
            <text:p>ассерт по href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БЛОК Community</text:p>
            <text:p/>
          </table:table-cell>
          <table:covered-table-cell/>
          <table:table-cell table:number-columns-repeated="5"/>
        </table:table-row>
        <table:table-row table:style-name="ro1">
          <table:table-cell table:style-name="ce20" office:value-type="string" calcext:value-type="string" table:number-columns-spanned="2" table:number-rows-spanned="1">
            <text:p>underbloc EVENTS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registered User</text:p>
          </table:table-cell>
          <table:table-cell table:style-name="ce7" office:value-type="string" calcext:value-type="string">
            <text:p>post event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1.mouse to the  Community</text:p>
            <text:p>2. click EVENT </text:p>
            <text:p>3.click POST </text:p>
          </table:table-cell>
          <table:table-cell table:style-name="ce14" office:value-type="string" calcext:value-type="string">
            <text:p>assert new window with url= /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fill form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FOR GOOGLE MAP (IF NOT PASS fill city and venue)</text:p>
          </table:table-cell>
          <table:table-cell office:value-type="string" calcext:value-type="string">
            <text:p>assert <text:s/>that pont on ma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ck <text:s/>submit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span text:style-name="T1">1.mouse to the  Community</text:span></text:p>
            <text:p><text:span text:style-name="T1">2. click EVENT </text:span></text:p>
          </table:table-cell>
          <table:table-cell office:value-type="string" calcext:value-type="string">
            <text:p>assert new event 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udate event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1. click event</text:p>
            <text:p>2. udate forms ev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 <text:s/>submit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span text:style-name="T1">1.mouse to the  Community</text:span></text:p>
            <text:p><text:span text:style-name="T1">2. click EVENT </text:span></text:p>
          </table:table-cell>
          <table:table-cell office:value-type="string" calcext:value-type="string">
            <text:p>assert new event 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elete event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<text:span text:style-name="T1">1. click event</text:span></text:p>
            <text:p><text:span text:style-name="T1">2. cancel  event</text:span></text:p>
            <text:p><text:span text:style-name="T1">3 fill cancel form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span text:style-name="T1">1.mouse to the  Community</text:span></text:p>
            <text:p><text:span text:style-name="T1">2. click EVENT </text:span></text:p>
          </table:table-cell>
          <table:table-cell office:value-type="string" calcext:value-type="string">
            <text:p>assert empty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registration on ev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 Events up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lick view Ev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 maybe</text:p>
          </table:table-cell>
          <table:table-cell office:value-type="string" calcext:value-type="string">
            <text:p>assert <text:s/>maybe no+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ck disline</text:p>
          </table:table-cell>
          <table:table-cell office:value-type="string" calcext:value-type="string">
            <text:p>assert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ck join</text:p>
          </table:table-cell>
          <table:table-cell office:value-type="string" calcext:value-type="string">
            <text:p>assert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ck disline</text:p>
          </table:table-cell>
          <table:table-cell office:value-type="string" calcext:value-type="string">
            <text:p>assert 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Underbloc pictures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registered User</text:p>
          </table:table-cell>
          <table:table-cell table:style-name="ce7" office:value-type="string" calcext:value-type="string">
            <text:p>test foto loc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mouse to the <text:s/>Community 2. click EVEN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click Pictu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выбраь страну из селектор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вытянуть ее текстовое значение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 click OK</text:p>
          </table:table-cell>
          <table:table-cell office:value-type="string" calcext:value-type="string">
            <text:p>assert <text:s text:c="3"/>that value == 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. return main pictures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 table:number-columns-spanned="2" table:number-rows-spanned="1">
            <text:p>Underbloc BLOGS</text:p>
          </table:table-cell>
          <table:covered-table-cell/>
          <table:table-cell table:number-columns-repeated="5"/>
        </table:table-row>
        <table:table-row table:style-name="ro1">
          <table:table-cell table:style-name="ce6"/>
          <table:table-cell table:style-name="ce7" office:value-type="string" calcext:value-type="string">
            <text:p>зайти в бло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ed User</text:p>
          </table:table-cell>
          <table:table-cell office:value-type="string" calcext:value-type="string">
            <text:p>1.mouse to the <text:s/>Community 2. click EVEN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click Blo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choose country <text:s/>and click OK</text:p>
          </table:table-cell>
          <table:table-cell office:value-type="string" calcext:value-type="string">
            <text:p>assert text blog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click any blog</text:p>
          </table:table-cell>
          <table:table-cell office:value-type="string" calcext:value-type="string">
            <text:p>assert new window with url= //</text:p>
          </table:table-cell>
          <table:table-cell/>
          <table:table-cell table:style-name="ce32" table:number-columns-repeated="3"/>
        </table:table-row>
        <table:table-row table:style-name="ro1">
          <table:table-cell table:style-name="ce7" office:value-type="string" calcext:value-type="string">
            <text:p>зайти в блог</text:p>
          </table:table-cell>
          <table:table-cell table:style-name="ce7" office:value-type="string" calcext:value-type="string">
            <text:p>block comen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. submitt co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. click submit</text:p>
          </table:table-cell>
          <table:table-cell office:value-type="string" calcext:value-type="string">
            <text:p>assert new co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. click edut com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9. pull new coment</text:p>
          </table:table-cell>
          <table:table-cell office:value-type="string" calcext:value-type="string">
            <text:p>assert edit co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. delete coment</text:p>
          </table:table-cell>
          <table:table-cell office:value-type="string" calcext:value-type="string">
            <text:p>asssert delete coment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зайти в блог</text:p>
          </table:table-cell>
          <table:table-cell table:style-name="ce7" office:value-type="string" calcext:value-type="string">
            <text:p>test like</text:p>
          </table:table-cell>
          <table:table-cell/>
          <table:table-cell table:style-name="ce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 click like</text:p>
          </table:table-cell>
          <table:table-cell office:value-type="string" calcext:value-type="string">
            <text:p>assert number li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 click like ones more</text:p>
          </table:table-cell>
          <table:table-cell office:value-type="string" calcext:value-type="string">
            <text:p>assert number like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Underbloc members</text:p>
          </table:table-cell>
          <table:covered-table-cell/>
          <table:table-cell table:number-columns-repeated="5"/>
        </table:table-row>
        <table:table-row table:style-name="ro1">
          <table:table-cell table:style-name="ce6"/>
          <table:table-cell table:style-name="ce7" office:value-type="string" calcext:value-type="string">
            <text:p>set members data to search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1.mouse to the <text:s/>Community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2. click members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3. put data in selects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4.clcik search</text:p>
          </table:table-cell>
          <table:table-cell office:value-type="string" calcext:value-type="string">
            <text:p>assert 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7" office:value-type="string" calcext:value-type="string">
            <text:p>test fron icon user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1. set members data to search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5. check first 10 users for text in location <text:s/>class="user-location == « __» for try acsept in alure BAG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7" office:value-type="string" calcext:value-type="string">
            <text:p>test info inside page user</text:p>
          </table:table-cell>
          <table:table-cell table:style-name="ce15" office:value-type="string" calcext:value-type="string">
            <text:p>SKIP TEST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1. set members data to search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2.click on user whitout data on front page</text:p>
          </table:table-cell>
          <table:table-cell office:value-type="string" calcext:value-type="string">
            <text:p>assert new page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3. print ( cannt testing by data because not data inside page) 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7" office:value-type="string" calcext:value-type="string">
            <text:p>test reset filters</text:p>
          </table:table-cell>
          <table:table-cell table:style-name="ce16" office:value-type="string" calcext:value-type="string">
            <text:p>will fall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1. set members data to search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2. click reset</text:p>
          </table:table-cell>
          <table:table-cell office:value-type="string" calcext:value-type="string">
            <text:p>assert all field reset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add to checks <text:s/>«FIND BY NIK»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6">
          <table:table-cell table:style-name="ce1" office:value-type="string" calcext:value-type="string" table:number-columns-spanned="2" table:number-rows-spanned="1">
            <text:p>БЛОК Classifields</text:p>
            <text:p/>
          </table:table-cell>
          <table:covered-table-cell/>
          <table:table-cell table:number-columns-repeated="5"/>
        </table:table-row>
        <table:table-row table:style-name="ro1">
          <table:table-cell table:style-name="ce6" office:value-type="string" calcext:value-type="string">
            <text:p>user autori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click classifield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7" office:value-type="string" calcext:value-type="string">
            <text:p>test post sale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1.click Post add</text:p>
          </table:table-cell>
          <table:table-cell table:number-columns-repeated="5"/>
        </table:table-row>
        <table:table-row table:style-name="ro1">
          <table:table-cell table:style-name="ce6"/>
          <table:table-cell/>
          <table:table-cell office:value-type="string" calcext:value-type="string">
            <text:p>assert new p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 choose pasition one and two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3.fill other forms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redirect to new page</text:p>
          </table:table-cell>
          <table:table-cell office:value-type="string" calcext:value-type="string">
            <text:p>assert text 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est edit ad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click userlog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click ad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click ed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 <text:s/>pull new data</text:p>
          </table:table-cell>
          <table:table-cell office:value-type="string" calcext:value-type="string">
            <text:p>assert new p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. click manage my ad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.click edit</text:p>
          </table:table-cell>
          <table:table-cell office:value-type="string" calcext:value-type="string">
            <text:p>assert new data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est dele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click userlog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click ad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click del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 click ok</text:p>
          </table:table-cell>
          <table:table-cell office:value-type="string" calcext:value-type="string">
            <text:p>assert NON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est filter categor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 pull category in fie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click ok</text:p>
          </table:table-cell>
          <table:table-cell office:value-type="string" calcext:value-type="string">
            <text:p>assert <text:s/>category==category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est filter loc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 pull location in fie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click 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Clic on ad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sert location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БЛОК JOBS</text:p>
            <text:p/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THORITHATED USER</text:p>
          </table:table-cell>
          <table:table-cell table:style-name="ce7" office:value-type="string" calcext:value-type="string">
            <text:p>test job p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 click jOB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sert new window with url= /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create C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edit C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delete CV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est Create JO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dit JO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 JOB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2" table:number-rows-spanned="1">
            <text:p>БЛОК Housing</text:p>
            <text:p/>
          </table:table-cell>
          <table:covered-table-cell/>
          <table:table-cell table:number-columns-repeated="5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mmon asser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Зарегестрированый ЮЗЕР</text:p>
          </table:table-cell>
          <table:table-cell table:style-name="ce7" office:value-type="string" calcext:value-type="string">
            <text:p>check medis contacts and si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 icons</text:p>
          </table:table-cell>
          <table:table-cell office:value-type="string" calcext:value-type="string">
            <text:p>assert each icon has href = //…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heck contact 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 contact us</text:p>
          </table:table-cell>
          <table:table-cell office:value-type="string" calcext:value-type="string">
            <text:p>assert new window with url= //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heck about 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 contact us</text:p>
          </table:table-cell>
          <table:table-cell office:value-type="string" calcext:value-type="string">
            <text:p>assert new window with url= //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heck advertis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 advertisment</text:p>
          </table:table-cell>
          <table:table-cell office:value-type="string" calcext:value-type="string">
            <text:p>assert new window with url= //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heck partersh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ck partership</text:p>
          </table:table-cell>
          <table:table-cell office:value-type="string" calcext:value-type="string">
            <text:p>assert new window with url= /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2">
      <number:day number:calendar="jewish"/>
      <number:text> </number:text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currency-style style:name="N11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2P0"/>
    </number:currency-style>
    <number:date-style style:name="N110"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day number:calendar="jewish"/>
    </number:date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22:03:24.207340682</meta:creation-date>
    <dc:date>2023-04-23T15:24:01.971096050</dc:date>
    <meta:editing-duration>P1DT20H58M28S</meta:editing-duration>
    <meta:editing-cycles>11</meta:editing-cycles>
    <meta:generator>LibreOffice/7.3.7.2$Linux_X86_64 LibreOffice_project/30$Build-2</meta:generator>
    <meta:document-statistic meta:table-count="1" meta:cell-count="192" meta:object-count="0"/>
  </office:meta>
</office:document-meta>
</file>